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BD0000005780074AFEF1F9631A.gif" manifest:media-type="image/gif"/>
  <manifest:file-entry manifest:full-path="Pictures/1000000000000203000001DC0725E8D55FADD47E.jpg" manifest:media-type="image/jpeg"/>
  <manifest:file-entry manifest:full-path="Pictures/100000000000021A000000EBD70B3FB31370C105.jpg" manifest:media-type="image/jpeg"/>
  <manifest:file-entry manifest:full-path="Pictures/10000201000001300000009CFD359394BA46CA78.png" manifest:media-type="image/png"/>
  <manifest:file-entry manifest:full-path="Pictures/10000000000004B000000384F75CD74298EC3ADD.jpg" manifest:media-type="image/jpeg"/>
  <manifest:file-entry manifest:full-path="Pictures/1000000000000193000000AA12D58A5543FB92FD.png" manifest:media-type="image/png"/>
  <manifest:file-entry manifest:full-path="Pictures/10000000000000C8000000C8CEAC5367EB2A4F49.png" manifest:media-type="image/png"/>
  <manifest:file-entry manifest:full-path="Pictures/1000000000000020000000204B249CA79A42C6D7.png" manifest:media-type="image/png"/>
  <manifest:file-entry manifest:full-path="Pictures/10000000000006A2000006A041A2D6B455941E0C.jpg" manifest:media-type="image/jpeg"/>
  <manifest:file-entry manifest:full-path="Pictures/100002010000060F000004AE39E1005EF19C9F0A.png" manifest:media-type="image/png"/>
  <manifest:file-entry manifest:full-path="Pictures/10000201000000DF00000098A04475DDFF4ED308.png" manifest:media-type="image/png"/>
  <manifest:file-entry manifest:full-path="Pictures/100002010000046A000002905FD7DFB04A0EF2C0.png" manifest:media-type="image/png"/>
  <manifest:file-entry manifest:full-path="Pictures/10000000000000A1000000458502ECEB4AF7272C.png" manifest:media-type="image/png"/>
  <manifest:file-entry manifest:full-path="Pictures/1000020100000173000000AE1AE65530D3080CDC.png" manifest:media-type="image/png"/>
  <manifest:file-entry manifest:full-path="Pictures/10012755000041020000284F4369F4E8A43D3DE4.svg" manifest:media-type="image/svg+xml"/>
  <manifest:file-entry manifest:full-path="Pictures/100002010000027B00000186B611AD5B10C93100.png" manifest:media-type="image/png"/>
  <manifest:file-entry manifest:full-path="Pictures/10000201000001850000014FC192C9516431D6C8.png" manifest:media-type="image/png"/>
  <manifest:file-entry manifest:full-path="Pictures/1000020100000275000001869CC8495EE5B5F29F.png" manifest:media-type="image/png"/>
  <manifest:file-entry manifest:full-path="Pictures/100113C8000041AD0000284F59EBFC7448F28A3B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3.81cm" svg:x="0.508cm" svg:y="0.508cm">
          <draw:image xlink:href="Pictures/10000000000004B000000384F75CD74298EC3ADD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l: Electrónica digital para </text:span><text:span text:style-name="T2">makers</text:span><text:span text:style-name="T1"> con FPGAs 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3">Juan González 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5">@Obijua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1" draw:layer="layout" svg:width="3.476cm" svg:height="1.6cm" svg:x="14.732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2.11cm" svg:height="1.95cm" svg:x="18.46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3"><text:span text:style-name="T6">Vídeo 30</text:span><text:span text:style-name="T7">: Puerto serie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096cm" svg:y="19.05cm">
          <draw:text-box>
            <text:p><text:span text:style-name="T8">Madrid, 2018-Dic-07</text:span></text:p>
          </draw:text-box>
        </draw:frame>
        <draw:frame draw:style-name="gr1" draw:text-style-name="P1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1" draw:layer="layout" svg:width="2.032cm" svg:height="2.032cm" svg:x="20.57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7" draw:text-style-name="P11" draw:layer="layout" svg:width="12.252cm" svg:height="7.112cm" svg:x="2.032cm" svg:y="5.334cm">
          <draw:image xlink:href="Pictures/100002010000046A000002905FD7DFB04A0EF2C0.png" xlink:type="simple" xlink:show="embed" xlink:actuate="onLoad">
            <text:p/>
          </draw:image>
        </draw:frame>
        <draw:frame draw:style-name="gr7" draw:text-style-name="P11" draw:layer="layout" svg:width="5.907cm" svg:height="3.663cm" svg:x="14.986cm" svg:y="4.572cm">
          <draw:image xlink:href="Pictures/10012755000041020000284F4369F4E8A43D3DE4.svg" xlink:type="simple" xlink:show="embed" xlink:actuate="onLoad">
            <text:p/>
          </draw:image>
          <draw:image xlink:href="Pictures/1000020100000275000001869CC8495EE5B5F29F.png" xlink:type="simple" xlink:show="embed" xlink:actuate="onLoad"/>
        </draw:frame>
        <draw:frame draw:style-name="gr7" draw:text-style-name="P11" draw:layer="layout" svg:width="5.794cm" svg:height="3.556cm" svg:x="21.336cm" svg:y="4.572cm">
          <draw:image xlink:href="Pictures/100113C8000041AD0000284F59EBFC7448F28A3B.svg" xlink:type="simple" xlink:show="embed" xlink:actuate="onLoad">
            <text:p/>
          </draw:image>
          <draw:image xlink:href="Pictures/100002010000027B00000186B611AD5B10C93100.png" xlink:type="simple" xlink:show="embed" xlink:actuate="onLoad"/>
        </draw:frame>
        <draw:frame draw:style-name="gr7" draw:text-style-name="P11" draw:layer="layout" svg:width="6.574cm" svg:height="3.083cm" svg:x="15.24cm" svg:y="9.363cm">
          <draw:image xlink:href="Pictures/1000020100000173000000AE1AE65530D3080CDC.png" xlink:type="simple" xlink:show="embed" xlink:actuate="onLoad">
            <text:p/>
          </draw:image>
        </draw:frame>
        <draw:frame draw:style-name="gr7" draw:text-style-name="P11" draw:layer="layout" svg:width="5.591cm" svg:height="2.869cm" svg:x="22.095cm" svg:y="9.323cm">
          <draw:image xlink:href="Pictures/10000201000001300000009CFD359394BA46CA78.png" xlink:type="simple" xlink:show="embed" xlink:actuate="onLoad">
            <text:p/>
          </draw:image>
        </draw:frame>
        <draw:frame draw:style-name="gr7" draw:text-style-name="P11" draw:layer="layout" svg:width="5.857cm" svg:height="5.045cm" svg:x="15.733cm" svg:y="12.446cm">
          <draw:image xlink:href="Pictures/10000201000001850000014FC192C9516431D6C8.png" xlink:type="simple" xlink:show="embed" xlink:actuate="onLoad">
            <text:p/>
          </draw:image>
        </draw:frame>
        <draw:frame draw:style-name="gr7" draw:text-style-name="P11" draw:layer="layout" svg:width="3.556cm" svg:height="2.424cm" svg:x="23.622cm" svg:y="14.848cm">
          <draw:image xlink:href="Pictures/10000201000000DF00000098A04475DDFF4ED308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12-03T18:31:33.046661956</dc:date>
    <meta:editing-duration>P8DT5M29S</meta:editing-duration>
    <meta:editing-cycles>533</meta:editing-cycles>
    <meta:generator>LibreOffice/6.0.6.2$Linux_X86_64 LibreOffice_project/00m0$Build-2</meta:generator>
    <meta:print-date>2017-10-04T10:42:29.653181544</meta:print-date>
    <meta:document-statistic meta:object-count="47"/>
  </office:meta>
</office:document-meta>
</file>